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Cube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37.6">
            <text:p>37,6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B11]+[.D9]+[.F16]+[.H11]" office:value-type="percentage" office:value="0.06">
            <text:p>6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69.7731315566414">
            <text:p>$69,77</text:p>
          </table:table-cell>
          <table:table-cell table:style-name="ce12" table:formula="of:=[.G2]/1.1" office:value-type="currency" office:currency="EUR" office:value="63.4301195969467">
            <text:p>63,43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office:value-type="float" office:value="3">
            <text:p>3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075">
            <text:p>7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50.9579276430742">
            <text:p>$50,96</text:p>
          </table:table-cell>
          <table:table-cell table:style-name="ce13" table:formula="of:=[.G3]/1.1" office:value-type="currency" office:currency="EUR" office:value="46.3253887664311">
            <text:p>46,33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47.6075436066977">
            <text:p>47,61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552">
            <text:p>0,552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09">
            <text:p>9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39.1945753509734">
            <text:p>$39,19</text:p>
          </table:table-cell>
          <table:table-cell table:style-name="ce14" table:formula="of:=[.G4]/1.1" office:value-type="currency" office:currency="EUR" office:value="35.6314321372486">
            <text:p>35,63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1.96">
            <text:p>$1,96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4">
            <text:p>4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5.43478260869565">
            <text:p>5,43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9,43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 office:value-type="percentage" office:value="0">
            <text:p>0,00%</text:p>
          </table:table-cell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Storage</text:p>
          </table:table-cell>
          <table:table-cell office:value-type="percentage" office:value="0">
            <text:p>0,0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table:formula="of:=[Schnell.B1]" office:value-type="string" office:string-value="Cube">
            <text:p>Cube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table:formula="of:=[Schnell.B2]" office:value-type="currency" office:currency="EUR" office:value="37.6">
            <text:p>37,6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B11]+[.D9]+[.F16]+[.H11]" office:value-type="percentage" office:value="0.075">
            <text:p>7,5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65.257346114345">
            <text:p>$65,26</text:p>
          </table:table-cell>
          <table:table-cell table:style-name="ce12" table:formula="of:=[.G2]/1.1" office:value-type="currency" office:currency="EUR" office:value="59.32486010395">
            <text:p>59,32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table:formula="of:=[Schnell.B3]" office:value-type="float" office:value="3">
            <text:p>3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09">
            <text:p>9,0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50.1930531280323">
            <text:p>$50,19</text:p>
          </table:table-cell>
          <table:table-cell table:style-name="ce13" table:formula="of:=[.G3]/1.1" office:value-type="currency" office:currency="EUR" office:value="45.6300482982112">
            <text:p>45,63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46.5688160958225">
            <text:p>46,57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0.552">
            <text:p>0,552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105">
            <text:p>10,5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40.291983028582">
            <text:p>$40,29</text:p>
          </table:table-cell>
          <table:table-cell table:style-name="ce14" table:formula="of:=[.G4]/1.1" office:value-type="currency" office:currency="EUR" office:value="36.6290754805291">
            <text:p>36,63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2.51">
            <text:p>$2,51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FFO Wachstum</text:p>
          </table:table-cell>
          <table:table-cell table:style-name="ce3" office:value-type="percentage" office:value="0.04">
            <text:p>4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table:formula="of:=[Schnell.B7]" office:value-type="string" office:string-value="Baa2">
            <text:p>Baa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5.43478260869565">
            <text:p>5,43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table:formula="of:=[Schnell.H8]" office:value-type="string" office:string-value="9,43 M">
            <text:p>9,43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Storage</text:p>
          </table:table-cell>
          <table:table-cell office:value-type="percentage" office:value="0">
            <text:p>0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4">14.01.2023</text:date>, <text:time>11:30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1-14T11:30:58.39</dc:date>
    <dc:creator>aaa </dc:creator>
    <meta:editing-duration>P3DT2H9M49S</meta:editing-duration>
    <meta:editing-cycles>48</meta:editing-cycles>
    <meta:generator>OpenOffice/4.1.5$Win32 OpenOffice.org_project/415m1$Build-9789</meta:generator>
    <meta:document-statistic meta:table-count="2" meta:cell-count="184" meta:object-count="0"/>
  </office:meta>
</office:document-meta>
</file>